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cm" fo:min-width="4.9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6.7cm" fo:min-width="4.9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cm" fo:min-width="3.8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6.7cm" fo:min-width="4.1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cm" fo:min-width="2.95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cm" fo:min-width="2.0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cm" fo:min-width="3.15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marker-start-width="0.313cm" draw:marker-end="Arrow" draw:marker-end-width="0.313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0000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ffffff"/>
      <style:text-properties fo:color="#ffffff" fo:font-size="24pt" fo:background-color="transparent" style:font-size-asian="24pt" style:font-size-complex="24pt"/>
    </style:style>
    <style:style style:name="P2" style:family="paragraph">
      <style:text-properties style:font-name="Times New Roman1"/>
    </style:style>
    <style:style style:name="P3" style:family="paragraph">
      <loext:graphic-properties draw:fill="none"/>
      <style:paragraph-properties fo:text-align="center"/>
      <style:text-properties style:font-name="Times New Roman1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Times New Roman1" fo:font-weight="bold" style:font-weight-asian="bold" style:font-weight-complex="bold"/>
    </style:style>
    <style:style style:name="P6" style:family="paragraph">
      <loext:graphic-properties draw:fill="none" draw:fill-color="#ffffff"/>
      <style:text-properties style:font-name="Times New Roman1" fo:font-weight="bold" style:font-weight-asian="bold" style:font-weight-complex="bold"/>
    </style:style>
    <style:style style:name="P7" style:family="paragraph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fo:font-size="24pt" fo:background-color="transparent" style:font-size-asian="24pt" style:font-size-complex="2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6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Times New Roman1" fo:font-weight="bold" style:font-weight-asian="bold" style:font-weight-complex="bold"/>
    </style:style>
    <style:style style:name="T5" style:family="text">
      <style:text-properties style:font-name="Times New Roman1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0.972cm" svg:height="1.195cm" svg:x="11.039cm" svg:y="2.159cm">
          <draw:text-box>
            <text:p><text:span text:style-name="T1">1</text:span></text:p>
          </draw:text-box>
        </draw:frame>
        <draw:custom-shape draw:style-name="gr2" draw:text-style-name="P3" draw:layer="layout" svg:width="5.5cm" svg:height="1.1cm" svg:x="1.839cm" svg:y="2.254cm">
          <text:p text:style-name="P2"><text:span text:style-name="T2">test-s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cm" svg:height="7cm" svg:x="1.839cm" svg:y="2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1cm" svg:x="2.939cm" svg:y="8.154cm">
          <text:p text:style-name="P2"><text:span text:style-name="T2">libtestso.li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7cm" svg:height="7cm" svg:x="9.511cm" svg:y="2.2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cm" svg:height="1cm" svg:x="9.511cm" svg:y="2.254cm">
          <text:p><text:span text:style-name="T2">te</text:span><text:span text:style-name="T2">st</text:span><text:span text:style-name="T2">s</text:span><text:span text:style-name="T2">o</text:span><text:span text:style-name="T2">_</text:span><text:span text:style-name="T2">v</text:span><text:span text:style-name="T2">1.</text:span><text:span text:style-name="T2">s</text:span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6cm" svg:height="1.1cm" svg:x="10.311cm" svg:y="6.354cm">
          <text:p><text:span text:style-name="T2">tsInit();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7cm" svg:height="1.1cm" svg:x="10.311cm" svg:y="4.754cm">
          <text:p><text:span text:style-name="T2">tsSh</text:span><text:span text:style-name="T2">owIn</text:span><text:span text:style-name="T2">fo();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6cm" svg:height="1.1cm" svg:x="2.439cm" svg:y="5.654cm">
          <text:p><text:span text:style-name="T2">tsInit();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7cm" svg:height="1.1cm" svg:x="2.439cm" svg:y="4.054cm">
          <text:p><text:span text:style-name="T2">ts</text:span><text:span text:style-name="T2">S</text:span><text:span text:style-name="T2">h</text:span><text:span text:style-name="T2">o</text:span><text:span text:style-name="T2">w</text:span><text:span text:style-name="T2">I</text:span><text:span text:style-name="T2">n</text:span><text:span text:style-name="T2">f</text:span><text:span text:style-name="T2">o</text:span><text:span text:style-name="T2">()</text:span><text:span text:style-name="T2">;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3.639cm" svg:y1="6.754cm" svg:x2="3.639cm" svg:y2="8.154cm">
          <text:p/>
        </draw:line>
        <draw:line draw:style-name="gr9" draw:text-style-name="P4" draw:layer="layout" svg:x1="5.739cm" svg:y1="5.154cm" svg:x2="5.739cm" svg:y2="8.154cm">
          <text:p/>
        </draw:line>
        <draw:line draw:style-name="gr10" draw:text-style-name="P4" draw:layer="layout" svg:x1="7.311cm" svg:y1="8.354cm" svg:x2="8.011cm" svg:y2="8.354cm">
          <text:p/>
        </draw:line>
        <draw:line draw:style-name="gr10" draw:text-style-name="P4" draw:layer="layout" svg:x1="8.011cm" svg:y1="5.254cm" svg:x2="8.011cm" svg:y2="8.354cm">
          <text:p/>
        </draw:line>
        <draw:line draw:style-name="gr11" draw:text-style-name="P4" draw:layer="layout" svg:x1="8.011cm" svg:y1="5.254cm" svg:x2="10.311cm" svg:y2="5.254cm">
          <text:p/>
        </draw:line>
        <draw:line draw:style-name="gr10" draw:text-style-name="P4" draw:layer="layout" svg:x1="7.311cm" svg:y1="8.854cm" svg:x2="8.711cm" svg:y2="8.854cm">
          <text:p/>
        </draw:line>
        <draw:line draw:style-name="gr10" draw:text-style-name="P4" draw:layer="layout" svg:x1="8.711cm" svg:y1="6.854cm" svg:x2="8.711cm" svg:y2="8.854cm">
          <text:p/>
        </draw:line>
        <draw:line draw:style-name="gr11" draw:text-style-name="P4" draw:layer="layout" svg:x1="8.711cm" svg:y1="6.854cm" svg:x2="10.411cm" svg:y2="6.854cm">
          <text:p/>
        </draw:line>
        <draw:frame draw:style-name="gr12" draw:text-style-name="P6" draw:layer="layout" svg:width="3.8cm" svg:height="0.954cm" svg:x="2.711cm" svg:y="1.3cm">
          <draw:text-box>
            <text:p text:style-name="P5"><text:span text:style-name="T3">Програ</text:span><text:span text:style-name="T4">мма</text:span></text:p>
          </draw:text-box>
        </draw:frame>
        <draw:frame draw:style-name="gr12" draw:text-style-name="P6" draw:layer="layout" svg:width="7.11cm" svg:height="0.954cm" svg:x="9.39cm" svg:y="1.3cm">
          <draw:text-box>
            <text:p text:style-name="P5"><text:span text:style-name="T4">По</text:span><text:span text:style-name="T4">дгр</text:span><text:span text:style-name="T4">уж</text:span><text:span text:style-name="T4">аем</text:span><text:span text:style-name="T4">ый </text:span><text:span text:style-name="T4">мод</text:span><text:span text:style-name="T4">уль</text:span></text:p>
          </draw:text-box>
        </draw:frame>
        <draw:frame draw:style-name="gr12" draw:text-style-name="P8" draw:layer="layout" svg:width="5.696cm" svg:height="1.343cm" svg:x="1.511cm" svg:y="10.211cm">
          <draw:text-box>
            <text:p text:style-name="P7"><text:span text:style-name="T5">Резидентная часть</text:span></text:p>
            <text:p text:style-name="P7"><text:span text:style-name="T5">Подгружаемого модуля</text:span></text:p>
          </draw:text-box>
        </draw:frame>
        <draw:line draw:style-name="gr13" draw:text-style-name="P4" draw:layer="layout" svg:x1="4.311cm" svg:y1="10.454cm" svg:x2="5.111cm" svg:y2="9.2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" style:font-family-asian="FreeSans" style:font-pitch-asian="variable" style:font-size-asian="12pt" style:language-asian="hi" style:country-asian="IN"/>
    </style:style>
    <style:style style:name="Заголовок_20_3" style:display-name="Заголовок 3" style:family="graphic">
      <style:paragraph-properties fo:margin-top="0.436cm" fo:margin-bottom="0.374cm" fo:text-align="start" style:text-autospace="none"/>
      <style:text-properties style:font-name="Times New Roman1" fo:font-family="'Times New Roman'" style:font-family-generic="roman" style:font-pitch="variable" fo:font-size="14pt" fo:font-weight="bold" style:font-name-asian="FreeSans" style:font-family-asian="FreeSans" style:font-pitch-asian="variable" style:font-size-asian="14pt" style:font-weight-asian="normal" style:font-weight-complex="bold"/>
    </style:style>
    <style:style style:name="Заголовок_20_5" style:display-name="Заголовок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FreeSans" style:font-family-asian="FreeSans" style:font-pitch-asian="variable" style:font-size-asian="11.5pt" style:font-weight-asian="bold" style:font-weight-complex="bold"/>
    </style:style>
    <style:style style:name="Заголовок_20_6" style:display-name="Заголовок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FreeSans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Заголовок_20_7" style:display-name="Заголовок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FreeSans" style:font-family-asian="FreeSans" style:font-pitch-asian="variable" style:font-size-asian="11pt" style:font-weight-asian="bold" style:font-weight-complex="bold"/>
    </style:style>
    <style:style style:name="Заголовок_20_8" style:display-name="Заголовок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FreeSans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Заголовок_20_9" style:display-name="Заголовок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Символ_20_нумерации" style:display-name="Символ нумераци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главление_20_3" style:display-name="Оглавление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Указатель" style:family="graphic">
      <style:paragraph-properties style:text-autospace="none"/>
      <style:text-properties style:font-name-asian="FreeSans1" style:font-family-asian="FreeSans" style:font-family-generic-asian="swiss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Таблица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Оглавление_20_2" style:display-name="Оглавление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Заголовок_20_10" style:display-name="Заголовок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Блочная_20_цитата" style:display-name="Блочная цитата" style:family="graphic">
      <style:paragraph-properties fo:margin-left="1.764cm" fo:margin-right="5.292cm" fo:margin-top="0cm" fo:margin-bottom="0.88cm" fo:text-align="justify" fo:text-indent="0cm" style:text-autospace="none"/>
      <style:text-properties style:font-name="Times New Roman" fo:font-family="'Times New Roman'" style:font-pitch="variable" fo:font-style="italic" fo:font-weight="bold" style:font-style-asian="italic" style:font-weight-asian="bold" style:font-name-complex="Times New Roman" style:font-family-complex="'Times New Roman'" style:font-pitch-complex="variable" style:font-size-complex="10pt" style:font-style-complex="italic" style:font-weight-complex="bold"/>
    </style:style>
    <style:style style:name="Содержимое_20_врезки" style:display-name="Содержимое врезки" style:family="graphic">
      <style:paragraph-properties style:text-autospace="none"/>
    </style:style>
    <style:style style:name="Рис.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Оглавление_20_1" style:display-name="Оглавление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Список" style:family="graphic">
      <style:paragraph-properties fo:margin-top="0cm" fo:margin-bottom="0.441cm" fo:line-height="100%" fo:text-align="justify" style:text-autospace="none"/>
      <style:text-properties style:font-name="Times New Roman" fo:font-family="'Times New Roman'" style:font-pitch="variable" style:font-name-asian="FreeSans1" style:font-family-asian="FreeSans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7:35:38.940575723</meta:creation-date>
    <dc:date>2018-12-25T11:42:28.967206722</dc:date>
    <meta:editing-duration>PT22M38S</meta:editing-duration>
    <meta:editing-cycles>21</meta:editing-cycles>
    <meta:generator>LibreOffice/6.0.6.2$Linux_X86_64 LibreOffice_project/00m0$Build-2</meta:generator>
    <meta:document-statistic meta:object-count="22"/>
  </office:meta>
</office:document-meta>
</file>